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dac" officeooo:paragraph-rsid="0010adac"/>
    </style:style>
    <style:style style:name="P2" style:family="paragraph" style:parent-style-name="Standard">
      <style:text-properties officeooo:rsid="001221a3" officeooo:paragraph-rsid="001221a3"/>
    </style:style>
    <style:style style:name="P3" style:family="paragraph" style:parent-style-name="Standard">
      <style:text-properties officeooo:rsid="00148e7c" officeooo:paragraph-rsid="00148e7c"/>
    </style:style>
    <style:style style:name="P4" style:family="paragraph" style:parent-style-name="Standard">
      <style:text-properties officeooo:rsid="00148e7c" officeooo:paragraph-rsid="001a398a"/>
    </style:style>
    <style:style style:name="P5" style:family="paragraph" style:parent-style-name="Standard">
      <style:text-properties officeooo:rsid="0018b792" officeooo:paragraph-rsid="0018b792"/>
    </style:style>
    <style:style style:name="P6" style:family="paragraph" style:parent-style-name="Standard">
      <style:text-properties officeooo:rsid="001a398a" officeooo:paragraph-rsid="001a398a"/>
    </style:style>
    <style:style style:name="P7" style:family="paragraph" style:parent-style-name="Standard">
      <style:text-properties officeooo:rsid="001c452a" officeooo:paragraph-rsid="001c452a"/>
    </style:style>
    <style:style style:name="P8" style:family="paragraph" style:parent-style-name="Standard">
      <style:text-properties officeooo:rsid="001c8f40" officeooo:paragraph-rsid="001c8f40"/>
    </style:style>
    <style:style style:name="P9" style:family="paragraph" style:parent-style-name="Standard">
      <style:text-properties officeooo:rsid="0020f922" officeooo:paragraph-rsid="0020f922"/>
    </style:style>
    <style:style style:name="P10" style:family="paragraph" style:parent-style-name="Standard">
      <style:text-properties officeooo:rsid="00271c66" officeooo:paragraph-rsid="00271c66"/>
    </style:style>
    <style:style style:name="P11" style:family="paragraph" style:parent-style-name="Standard">
      <style:text-properties officeooo:rsid="002722c3" officeooo:paragraph-rsid="002722c3"/>
    </style:style>
    <style:style style:name="P12" style:family="paragraph" style:parent-style-name="Standard">
      <style:text-properties officeooo:rsid="0029e2ae" officeooo:paragraph-rsid="00271c66"/>
    </style:style>
    <style:style style:name="P13" style:family="paragraph" style:parent-style-name="Standard">
      <style:text-properties officeooo:rsid="0029e2ae" officeooo:paragraph-rsid="0029e2ae"/>
    </style:style>
    <style:style style:name="P14" style:family="paragraph" style:parent-style-name="Standard">
      <style:text-properties officeooo:rsid="002e5190" officeooo:paragraph-rsid="002e5190"/>
    </style:style>
    <style:style style:name="P15" style:family="paragraph" style:parent-style-name="Preformatted_20_Text">
      <style:text-properties officeooo:paragraph-rsid="0029e2ae"/>
    </style:style>
    <style:style style:name="P16" style:family="paragraph" style:parent-style-name="Standard">
      <style:text-properties officeooo:rsid="003f538d" officeooo:paragraph-rsid="003f538d"/>
    </style:style>
    <style:style style:name="P17" style:family="paragraph" style:parent-style-name="Standard">
      <style:text-properties officeooo:rsid="002e5190" officeooo:paragraph-rsid="003f538d"/>
    </style:style>
    <style:style style:name="T1" style:family="text">
      <style:text-properties officeooo:rsid="001a398a"/>
    </style:style>
    <style:style style:name="T2" style:family="text">
      <style:text-properties officeooo:rsid="0020f922"/>
    </style:style>
    <style:style style:name="T3" style:family="text">
      <style:text-properties officeooo:rsid="0021289f"/>
    </style:style>
    <style:style style:name="T4" style:family="text">
      <style:text-properties officeooo:rsid="002312d6"/>
    </style:style>
    <style:style style:name="T5" style:family="text">
      <style:text-properties officeooo:rsid="0024c1c1"/>
    </style:style>
    <style:style style:name="T6" style:family="text">
      <style:text-properties officeooo:rsid="002e5190"/>
    </style:style>
    <style:style style:name="T7" style:family="text">
      <style:text-properties officeooo:rsid="00329852"/>
    </style:style>
    <style:style style:name="T8" style:family="text">
      <style:text-properties officeooo:rsid="00362eaa"/>
    </style:style>
    <style:style style:name="T9" style:family="text">
      <style:text-properties officeooo:rsid="0039bd4e"/>
    </style:style>
    <style:style style:name="T10" style:family="text">
      <style:text-properties officeooo:rsid="003f538d"/>
    </style:style>
    <style:style style:name="T11" style:family="text">
      <style:text-properties officeooo:rsid="003f9a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6">SELECT year,count(*)/2700000 AS AvgCrimeRate from CRIME_DETAILS GROUP BY YEAR;</text:p>
      <text:p text:style-name="P1"/>
      <text:p text:style-name="P1">2)</text:p>
      <text:p text:style-name="P1">SELECT * FROM CRIME_INCIDENTS <text:span text:style-name="T11">NATURAL</text:span> JOIN CRIME_DETAILS WHERE <text:s/>CRIME_INCIDENTS.Arrest=’TRUE’ AND <text:s/>CRIME_DETAILS.LOCATION_DESCRIPTION=’SIDEWALK’</text:p>
      <text:p text:style-name="P1"/>
      <text:p text:style-name="P2">3)</text:p>
      <text:p text:style-name="P11"/>
      <text:p text:style-name="P11">USING SUBQUERY:</text:p>
      <text:p text:style-name="P11"/>
      <text:p text:style-name="P17">select District, Primary_Type <text:span text:style-name="T8">as</text:span> <text:span text:style-name="T8">MaxType</text:span>, max(C) <text:span text:style-name="T7">as MaxCrimes </text:span>from(select count(*) AS C,Primary_type,District from (select * from CRIME_DETAILS natural join CRIME_INCIDENTS where CRIME_DETAILS.Location_Description = "SIDEWALK" AND CRIME_INCIDENTS.Arrest = "TRUE") As V natural join CRIME_TYPES group by District, Primary_type order by <text:span text:style-name="T10">C</text:span> desc) AS <text:s/>D group by District;</text:p>
      <text:p text:style-name="P2"/>
      <text:p text:style-name="P2">4)</text:p>
      <text:p text:style-name="P2">SELECT * FROM CRIME_INCIDENTS WHERE DOMESTIC='TRUE' AND FBI_CODE=26;</text:p>
      <text:p text:style-name="P2"/>
      <text:p text:style-name="P8">5)</text:p>
      <text:p text:style-name="P8">SELECT (SELECT COUNT(*) FROM CRIME_DETAILS NATURAL JOIN CRIME_TYPES WHERE PRIMARY_TYPE='THEFT' and YEAR=2017)-(SELECT COUNT(*) FROM CRIME_DETAILS NATURAL JOIN CRIME_TYPES WHERE PRIMARY_TYPE='THEFT' and YEAR=2016) AS INCREASE_IN_CRIMES;</text:p>
      <text:p text:style-name="P8"/>
      <text:p text:style-name="P7">6)</text:p>
      <text:p text:style-name="P7">SELECT PRIMARY_TYPE,COUNT(*) FROM CRIME_DETAILS NATURAL JOIN CRIME_TYPES WHERE BLOCK='001XX N PARKSIDE AVE' GROUP BY PRIMARY_TYPE ORDER BY COUNT(*) DESC LIMIT 3;</text:p>
      <text:p text:style-name="P7"/>
      <text:p text:style-name="P5">7)</text:p>
      <text:p text:style-name="P5">select AVG(DATEDIFF(CRIME_DETAILS.UPDATED_ON,CRIME_INCIDENTS.DATE)) from CRIME_INCIDENTS <text:span text:style-name="T3">NATURAL</text:span> JOIN CRIME_DETAILS;</text:p>
      <text:p text:style-name="P5"/>
      <text:p text:style-name="P5">8)</text:p>
      <text:p text:style-name="P3">select * from CRIME_INCIDENTS <text:span text:style-name="T4">NATURAL</text:span> JOIN CRIME_DETAILS WHERE (CAST(CRIME_INCIDENTS.DATE AS DATE)=CAST(CRIME_DETAILS.UPDATED_ON AS DATE)) AND (CAST(CRIME_INCIDENTS.DATE AS DATE)=’2016-04-30’);</text:p>
      <text:p text:style-name="P3"/>
      <text:p text:style-name="P6">9)</text:p>
      <text:p text:style-name="P4">select * from CRIME_INCIDENTS <text:span text:style-name="T5">NATURAL</text:span> JOIN CRIME_DETAILS WHERE <text:span text:style-name="T1">CRIME_INCIDENTS.ARREST=’TRUE’ AND CRIME_DETAILS.YEAR=2016 AND CRIME_INCIDENTS.DOMESTIC=’TRUE’ AND LOCATION_DESCRIPTION=’STREET’</text:span></text:p>
      <text:p text:style-name="P6"><text:s/></text:p>
      <text:p text:style-name="P5">10)</text:p>
      <text:p text:style-name="P10">select * from CRIME_INCIDENTS natural JOIN CRIME_DETAILS WHERE CRIME_INCIDENTS.FBI_Code=30 AND CRIME_DETAILS.DESCRIPTION='TELEPHONE THREAT';</text:p>
      <text:p text:style-name="P12"/>
      <text:p text:style-name="P13"/>
      <text:p text:style-name="P15"><text:soft-page-break/><text:span text:style-name="Source_20_Text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6:09.163030083</meta:creation-date>
    <dc:date>2017-11-28T22:05:09.946805146</dc:date>
    <meta:editing-duration>PT5H5M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182" meta:character-count="1729" meta:non-whitespace-character-count="1564"/>
  </office:meta>
</office:document-meta>
</file>